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Subtitle">
      <style:text-properties officeooo:rsid="0251bdbe" officeooo:paragraph-rsid="0251bdbe"/>
    </style:style>
    <style:style style:name="P209" style:family="paragraph" style:parent-style-name="Standard">
      <style:paragraph-properties fo:text-align="start" style:justify-single-word="false"/>
      <style:text-properties officeooo:rsid="006a2413"/>
    </style:style>
    <style:style style:name="P210" style:family="paragraph" style:parent-style-name="Standard">
      <style:paragraph-properties fo:text-align="start" style:justify-single-word="false"/>
      <style:text-properties officeooo:paragraph-rsid="02d39616"/>
    </style:style>
    <style:style style:name="P211" style:family="paragraph" style:parent-style-name="Text_20_body">
      <style:paragraph-properties fo:margin-left="0.4925in" fo:margin-right="0in" fo:text-indent="0in" style:auto-text-indent="false"/>
      <style:text-properties officeooo:rsid="02c8ed27" officeooo:paragraph-rsid="02c9d163"/>
    </style:style>
    <style:style style:name="P212" style:family="paragraph" style:parent-style-name="Text_20_body">
      <style:paragraph-properties fo:margin-left="0.4925in" fo:margin-right="0in" fo:text-indent="0in" style:auto-text-indent="false"/>
      <style:text-properties officeooo:rsid="02b87ce4" officeooo:paragraph-rsid="02b87ce4"/>
    </style:style>
    <style:style style:name="P213" style:family="paragraph" style:parent-style-name="Text_20_body">
      <style:paragraph-properties fo:margin-left="0.4925in" fo:margin-right="0in" fo:text-indent="0in" style:auto-text-indent="false"/>
      <style:text-properties officeooo:rsid="02cdbeb0" officeooo:paragraph-rsid="02cdbeb0"/>
    </style:style>
    <style:style style:name="P214" style:family="paragraph" style:parent-style-name="Text_20_body">
      <style:paragraph-properties fo:margin-left="0.4925in" fo:margin-right="0in" fo:text-indent="0in" style:auto-text-indent="false"/>
      <style:text-properties officeooo:rsid="02cf1b49" officeooo:paragraph-rsid="02cf1b49"/>
    </style:style>
    <style:style style:name="P21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8"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3" style:family="paragraph" style:parent-style-name="Text_20_body">
      <style:paragraph-properties fo:margin-left="0.4925in" fo:margin-right="0in" fo:text-indent="0in" style:auto-text-indent="false"/>
      <style:text-properties officeooo:rsid="02f48b93" officeooo:paragraph-rsid="02f48b93"/>
    </style:style>
    <style:style style:name="P224" style:family="paragraph" style:parent-style-name="Text_20_body">
      <style:paragraph-properties fo:margin-left="0.4925in" fo:margin-right="0in" fo:text-indent="0in" style:auto-text-indent="false"/>
      <style:text-properties officeooo:rsid="0336a350" officeooo:paragraph-rsid="0336a350"/>
    </style:style>
    <style:style style:name="P225" style:family="paragraph" style:parent-style-name="Text_20_body">
      <style:paragraph-properties fo:margin-left="0.4925in" fo:margin-right="0in" fo:text-indent="0in" style:auto-text-indent="false"/>
      <style:text-properties officeooo:rsid="037652f0" officeooo:paragraph-rsid="037652f0"/>
    </style:style>
    <style:style style:name="P226" style:family="paragraph" style:parent-style-name="Text_20_body">
      <style:paragraph-properties fo:margin-left="0.4925in" fo:margin-right="0in" fo:text-indent="0in" style:auto-text-indent="false"/>
      <style:text-properties officeooo:rsid="03d38c85" officeooo:paragraph-rsid="03d38c85"/>
    </style:style>
    <style:style style:name="P227" style:family="paragraph" style:parent-style-name="Text_20_body">
      <style:paragraph-properties fo:margin-left="0.4925in" fo:margin-right="0in" fo:text-indent="0in" style:auto-text-indent="false"/>
      <style:text-properties officeooo:rsid="02f4aa13" officeooo:paragraph-rsid="02f4aa13"/>
    </style:style>
    <style:style style:name="P228" style:family="paragraph" style:parent-style-name="Text_20_body">
      <style:paragraph-properties fo:margin-left="0.4925in" fo:margin-right="0in" fo:text-indent="0in" style:auto-text-indent="false"/>
      <style:text-properties officeooo:rsid="02cc5004" officeooo:paragraph-rsid="02cc5004"/>
    </style:style>
    <style:style style:name="P229" style:family="paragraph" style:parent-style-name="Text_20_body">
      <style:paragraph-properties fo:margin-left="0.4925in" fo:margin-right="0in" fo:text-indent="0in" style:auto-text-indent="false"/>
      <style:text-properties officeooo:rsid="0402c1a5" officeooo:paragraph-rsid="0402c1a5"/>
    </style:style>
    <style:style style:name="P230" style:family="paragraph" style:parent-style-name="Text_20_body">
      <style:paragraph-properties fo:margin-left="0.4925in" fo:margin-right="0in" fo:text-indent="0in" style:auto-text-indent="false"/>
      <style:text-properties officeooo:rsid="03d0ab54" officeooo:paragraph-rsid="03d0ab54"/>
    </style:style>
    <style:style style:name="P231" style:family="paragraph" style:parent-style-name="Text_20_body">
      <style:paragraph-properties fo:margin-left="0.4925in" fo:margin-right="0in" fo:text-indent="0in" style:auto-text-indent="false"/>
      <style:text-properties officeooo:rsid="02a64632" officeooo:paragraph-rsid="02a64632"/>
    </style:style>
    <style:style style:name="P232" style:family="paragraph" style:parent-style-name="Text_20_body">
      <style:paragraph-properties fo:margin-left="0.4925in" fo:margin-right="0in" fo:text-indent="0in" style:auto-text-indent="false"/>
      <style:text-properties officeooo:paragraph-rsid="04335860"/>
    </style:style>
    <style:style style:name="P233" style:family="paragraph" style:parent-style-name="Text_20_body">
      <style:paragraph-properties fo:margin-left="0.4925in" fo:margin-right="0in" fo:text-indent="0in" style:auto-text-indent="false"/>
      <style:text-properties officeooo:paragraph-rsid="0574751e"/>
    </style:style>
    <style:style style:name="P234" style:family="paragraph" style:parent-style-name="Text_20_body">
      <style:paragraph-properties fo:margin-left="0in" fo:margin-right="0in" fo:text-indent="0in" style:auto-text-indent="false"/>
      <style:text-properties officeooo:rsid="02f4aa13" officeooo:paragraph-rsid="02f4aa13"/>
    </style:style>
    <style:style style:name="P235" style:family="paragraph" style:parent-style-name="Text_20_body">
      <style:paragraph-properties fo:margin-left="0in" fo:margin-right="0in" fo:text-indent="0in" style:auto-text-indent="false"/>
      <style:text-properties officeooo:rsid="0336a350" officeooo:paragraph-rsid="0336a350"/>
    </style:style>
    <style:style style:name="P236" style:family="paragraph" style:parent-style-name="Text_20_body">
      <style:paragraph-properties fo:margin-left="0in" fo:margin-right="0in" fo:text-indent="0in" style:auto-text-indent="false"/>
      <style:text-properties officeooo:rsid="03379fb7" officeooo:paragraph-rsid="03379fb7"/>
    </style:style>
    <style:style style:name="P237" style:family="paragraph" style:parent-style-name="Text_20_body">
      <style:paragraph-properties fo:margin-left="0in" fo:margin-right="0in" fo:text-indent="0in" style:auto-text-indent="false"/>
      <style:text-properties officeooo:rsid="03399bfd" officeooo:paragraph-rsid="03399bfd"/>
    </style:style>
    <style:style style:name="P238" style:family="paragraph" style:parent-style-name="Text_20_body">
      <style:paragraph-properties fo:margin-left="0in" fo:margin-right="0in" fo:text-indent="0in" style:auto-text-indent="false"/>
      <style:text-properties officeooo:rsid="033b6350" officeooo:paragraph-rsid="03459d68"/>
    </style:style>
    <style:style style:name="P239" style:family="paragraph" style:parent-style-name="Text_20_body">
      <style:paragraph-properties fo:margin-left="0in" fo:margin-right="0in" fo:text-indent="0in" style:auto-text-indent="false"/>
      <style:text-properties officeooo:rsid="03410fac" officeooo:paragraph-rsid="03410fac"/>
    </style:style>
    <style:style style:name="P240" style:family="paragraph" style:parent-style-name="Text_20_body">
      <style:paragraph-properties fo:margin-left="0in" fo:margin-right="0in" fo:text-indent="0in" style:auto-text-indent="false"/>
      <style:text-properties officeooo:rsid="03410fac" officeooo:paragraph-rsid="03459d68"/>
    </style:style>
    <style:style style:name="P241"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2"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3"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4"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5"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6" style:family="paragraph" style:parent-style-name="Text_20_body">
      <style:paragraph-properties fo:margin-left="0in" fo:margin-right="0in" fo:text-indent="0in" style:auto-text-indent="false"/>
      <style:text-properties officeooo:rsid="03d38c85" officeooo:paragraph-rsid="03d38c85"/>
    </style:style>
    <style:style style:name="P247" style:family="paragraph" style:parent-style-name="Text_20_body">
      <style:paragraph-properties fo:margin-left="0in" fo:margin-right="0in" fo:text-indent="0in" style:auto-text-indent="false"/>
      <style:text-properties officeooo:rsid="03ee5b69" officeooo:paragraph-rsid="03ee5b69"/>
    </style:style>
    <style:style style:name="P248" style:family="paragraph" style:parent-style-name="Text_20_body">
      <style:paragraph-properties fo:margin-left="0in" fo:margin-right="0in" fo:text-indent="0in" style:auto-text-indent="false"/>
      <style:text-properties officeooo:rsid="0402c1a5" officeooo:paragraph-rsid="0402c1a5"/>
    </style:style>
    <style:style style:name="P249" style:family="paragraph" style:parent-style-name="Text_20_body">
      <style:paragraph-properties fo:margin-left="0in" fo:margin-right="0in" fo:text-indent="0in" style:auto-text-indent="false"/>
      <style:text-properties officeooo:rsid="0414dd48" officeooo:paragraph-rsid="0414dd48"/>
    </style:style>
    <style:style style:name="P25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3" style:family="paragraph" style:parent-style-name="Title">
      <style:text-properties officeooo:rsid="0251bdbe" officeooo:paragraph-rsid="0251bdbe"/>
    </style:style>
    <style:style style:name="P254" style:family="paragraph" style:parent-style-name="Contents_20_1">
      <style:paragraph-properties>
        <style:tab-stops>
          <style:tab-stop style:position="6.9252in" style:type="right" style:leader-style="dotted" style:leader-text="."/>
        </style:tab-stops>
      </style:paragraph-properties>
    </style:style>
    <style:style style:name="P255" style:family="paragraph" style:parent-style-name="Contents_20_1">
      <style:paragraph-properties fo:break-before="page">
        <style:tab-stops>
          <style:tab-stop style:position="6.9252in" style:type="right" style:leader-style="dotted" style:leader-text="."/>
        </style:tab-stops>
      </style:paragraph-properties>
    </style:style>
    <style:style style:name="P256" style:family="paragraph" style:parent-style-name="Contents_20_1">
      <style:paragraph-properties>
        <style:tab-stops>
          <style:tab-stop style:position="6.9252in" style:type="right" style:leader-style="dotted" style:leader-text="."/>
        </style:tab-stops>
      </style:paragraph-properties>
    </style:style>
    <style:style style:name="P257" style:family="paragraph" style:parent-style-name="Contents_20_1">
      <style:paragraph-properties fo:break-before="page">
        <style:tab-stops>
          <style:tab-stop style:position="6.9252in" style:type="right" style:leader-style="dotted" style:leader-text="."/>
        </style:tab-stops>
      </style:paragraph-properties>
    </style:style>
    <style:style style:name="P258" style:family="paragraph" style:parent-style-name="Heading_20_1">
      <style:paragraph-properties fo:break-before="page"/>
    </style:style>
    <style:style style:name="P259" style:family="paragraph" style:parent-style-name="Heading_20_1">
      <style:paragraph-properties fo:break-before="page"/>
      <style:text-properties officeooo:rsid="02ab5948" officeooo:paragraph-rsid="02ab5948"/>
    </style:style>
    <style:style style:name="P260" style:family="paragraph" style:parent-style-name="Heading_20_1">
      <style:paragraph-properties fo:break-before="page"/>
      <style:text-properties officeooo:rsid="02b006b1" officeooo:paragraph-rsid="02b006b1"/>
    </style:style>
    <style:style style:name="P261" style:family="paragraph" style:parent-style-name="Heading_20_1">
      <style:paragraph-properties fo:break-before="page"/>
      <style:text-properties officeooo:rsid="03055587" officeooo:paragraph-rsid="03055587"/>
    </style:style>
    <style:style style:name="P262" style:family="paragraph" style:parent-style-name="Heading_20_1">
      <style:paragraph-properties fo:break-before="page"/>
      <style:text-properties officeooo:rsid="0369b5f5" officeooo:paragraph-rsid="0369b5f5"/>
    </style:style>
    <style:style style:name="P263" style:family="paragraph" style:parent-style-name="Heading_20_1">
      <style:paragraph-properties fo:break-before="page"/>
      <style:text-properties officeooo:rsid="02c119af" officeooo:paragraph-rsid="02c119af"/>
    </style:style>
    <style:style style:name="P264" style:family="paragraph" style:parent-style-name="Heading_20_1">
      <style:paragraph-properties fo:break-before="page"/>
      <style:text-properties officeooo:rsid="0514d68e" officeooo:paragraph-rsid="0514d68e"/>
    </style:style>
    <style:style style:name="P265" style:family="paragraph" style:parent-style-name="Heading_20_1">
      <style:paragraph-properties fo:break-before="page"/>
      <style:text-properties officeooo:rsid="04d9ef06" officeooo:paragraph-rsid="04d9ef06"/>
    </style:style>
    <style:style style:name="P266" style:family="paragraph" style:parent-style-name="Heading_20_1">
      <style:paragraph-properties fo:break-before="page"/>
      <style:text-properties officeooo:rsid="05e88655" officeooo:paragraph-rsid="05ebfeaf"/>
    </style:style>
    <style:style style:name="P267" style:family="paragraph" style:parent-style-name="Heading_20_1">
      <style:paragraph-properties fo:break-before="page"/>
      <style:text-properties officeooo:rsid="02840250" officeooo:paragraph-rsid="02840250"/>
    </style:style>
    <style:style style:name="P268" style:family="paragraph" style:parent-style-name="Heading_20_1">
      <style:paragraph-properties fo:break-before="page"/>
      <style:text-properties officeooo:rsid="028d3a22" officeooo:paragraph-rsid="028d3a22"/>
    </style:style>
    <style:style style:name="P269" style:family="paragraph" style:parent-style-name="Heading_20_1">
      <style:paragraph-properties fo:break-before="page"/>
      <style:text-properties officeooo:rsid="0437f040" officeooo:paragraph-rsid="0437f040"/>
    </style:style>
    <style:style style:name="P270" style:family="paragraph" style:parent-style-name="Heading_20_1">
      <style:paragraph-properties fo:break-before="page"/>
      <style:text-properties officeooo:rsid="02dae778" officeooo:paragraph-rsid="02dae778"/>
    </style:style>
    <style:style style:name="P271" style:family="paragraph" style:parent-style-name="Heading_20_1">
      <style:paragraph-properties fo:break-before="page"/>
      <style:text-properties officeooo:rsid="0292c63c" officeooo:paragraph-rsid="0292c63c"/>
    </style:style>
    <style:style style:name="P272" style:family="paragraph" style:parent-style-name="Heading_20_1" style:list-style-name="">
      <style:paragraph-properties fo:break-before="page"/>
      <style:text-properties officeooo:rsid="0496a375" officeooo:paragraph-rsid="0496a375"/>
    </style:style>
    <style:style style:name="P273" style:family="paragraph" style:parent-style-name="Heading_20_1">
      <style:paragraph-properties fo:break-before="page"/>
      <style:text-properties officeooo:rsid="03879c3f" officeooo:paragraph-rsid="03879c3f"/>
    </style:style>
    <style:style style:name="P274" style:family="paragraph" style:parent-style-name="Heading_20_1">
      <style:paragraph-properties fo:break-before="page"/>
      <style:text-properties officeooo:rsid="025c94a4" officeooo:paragraph-rsid="025c94a4"/>
    </style:style>
    <style:style style:name="P275" style:family="paragraph" style:parent-style-name="Heading_20_1">
      <style:paragraph-properties fo:break-before="page"/>
      <style:text-properties officeooo:rsid="035cb5bb" officeooo:paragraph-rsid="035cb5bb"/>
    </style:style>
    <style:style style:name="P276" style:family="paragraph" style:parent-style-name="Heading_20_1">
      <style:paragraph-properties fo:break-before="page"/>
      <style:text-properties officeooo:rsid="05c80af1" officeooo:paragraph-rsid="05c80af1"/>
    </style:style>
    <style:style style:name="P277" style:family="paragraph" style:parent-style-name="Heading_20_1">
      <style:paragraph-properties fo:break-before="page"/>
      <style:text-properties officeooo:rsid="042f09a2" officeooo:paragraph-rsid="042f09a2"/>
    </style:style>
    <style:style style:name="P278" style:family="paragraph" style:parent-style-name="Heading_20_1">
      <style:paragraph-properties fo:break-before="page"/>
      <style:text-properties officeooo:rsid="035ba004" officeooo:paragraph-rsid="035ba004"/>
    </style:style>
    <style:style style:name="P279" style:family="paragraph" style:parent-style-name="Heading_20_1">
      <style:paragraph-properties fo:break-before="page"/>
      <style:text-properties officeooo:rsid="0279dac1" officeooo:paragraph-rsid="0279dac1"/>
    </style:style>
    <style:style style:name="P280" style:family="paragraph" style:parent-style-name="Heading_20_1">
      <style:paragraph-properties fo:break-before="page"/>
      <style:text-properties officeooo:rsid="031e5db2" officeooo:paragraph-rsid="031e5db2"/>
    </style:style>
    <style:style style:name="P281" style:family="paragraph" style:parent-style-name="Heading_20_1">
      <style:paragraph-properties fo:break-before="page"/>
      <style:text-properties officeooo:rsid="032fe60b" officeooo:paragraph-rsid="032fe60b"/>
    </style:style>
    <style:style style:name="P282" style:family="paragraph" style:parent-style-name="Heading_20_1">
      <style:paragraph-properties fo:break-before="page"/>
      <style:text-properties officeooo:rsid="02a44c5b" officeooo:paragraph-rsid="02a44c5b"/>
    </style:style>
    <style:style style:name="P283" style:family="paragraph" style:parent-style-name="Heading_20_1">
      <style:paragraph-properties fo:break-before="page"/>
      <style:text-properties officeooo:rsid="0284a8c2" officeooo:paragraph-rsid="0284a8c2"/>
    </style:style>
    <style:style style:name="P284" style:family="paragraph" style:parent-style-name="Heading_20_1">
      <style:paragraph-properties fo:break-before="page"/>
      <style:text-properties officeooo:rsid="02f19778" officeooo:paragraph-rsid="02f19778"/>
    </style:style>
    <style:style style:name="P285" style:family="paragraph" style:parent-style-name="Heading_20_1">
      <style:paragraph-properties fo:break-before="page"/>
      <style:text-properties officeooo:rsid="0451631a" officeooo:paragraph-rsid="0451631a"/>
    </style:style>
    <style:style style:name="P286" style:family="paragraph" style:parent-style-name="Heading_20_1">
      <style:paragraph-properties fo:break-before="page"/>
      <style:text-properties officeooo:rsid="03dca7cc" officeooo:paragraph-rsid="03dca7cc"/>
    </style:style>
    <style:style style:name="P287" style:family="paragraph" style:parent-style-name="Heading_20_1" style:list-style-name="">
      <style:paragraph-properties fo:break-before="page"/>
      <style:text-properties officeooo:rsid="0410f587" officeooo:paragraph-rsid="0410f587"/>
    </style:style>
    <style:style style:name="P288" style:family="paragraph" style:parent-style-name="Heading_20_1" style:list-style-name="">
      <style:paragraph-properties fo:break-before="page"/>
      <style:text-properties officeooo:rsid="049f6163" officeooo:paragraph-rsid="049f6163"/>
    </style:style>
    <style:style style:name="P289" style:family="paragraph" style:parent-style-name="Heading_20_1" style:list-style-name="">
      <style:paragraph-properties fo:break-before="page"/>
      <style:text-properties officeooo:rsid="049f6163" officeooo:paragraph-rsid="060eea75"/>
    </style:style>
    <style:style style:name="P290" style:family="paragraph" style:parent-style-name="Heading_20_1">
      <style:paragraph-properties fo:break-before="page"/>
      <style:text-properties officeooo:rsid="02a13947" officeooo:paragraph-rsid="03639f12"/>
    </style:style>
    <style:style style:name="P291" style:family="paragraph" style:parent-style-name="Heading_20_1" style:list-style-name="">
      <style:paragraph-properties fo:break-before="page"/>
      <style:text-properties officeooo:rsid="054e5fc1" officeooo:paragraph-rsid="054e5fc1"/>
    </style:style>
    <style:style style:name="P292" style:family="paragraph" style:parent-style-name="Heading_20_1">
      <style:paragraph-properties fo:break-before="page"/>
      <style:text-properties officeooo:rsid="05ff92df" officeooo:paragraph-rsid="05ff92df"/>
    </style:style>
    <style:style style:name="P293" style:family="paragraph" style:parent-style-name="Heading_20_1">
      <style:paragraph-properties fo:break-before="page"/>
      <style:text-properties officeooo:rsid="03490997" officeooo:paragraph-rsid="03490997"/>
    </style:style>
    <style:style style:name="P294" style:family="paragraph" style:parent-style-name="Heading_20_1">
      <style:paragraph-properties fo:break-before="page"/>
      <style:text-properties officeooo:rsid="03a7a6bf" officeooo:paragraph-rsid="03a7a6bf"/>
    </style:style>
    <style:style style:name="P295" style:family="paragraph" style:parent-style-name="Heading_20_1">
      <style:paragraph-properties fo:break-before="page"/>
      <style:text-properties officeooo:rsid="03019aee" officeooo:paragraph-rsid="03019aee"/>
    </style:style>
    <style:style style:name="P296" style:family="paragraph" style:parent-style-name="Heading_20_1">
      <style:paragraph-properties fo:break-before="page"/>
      <style:text-properties officeooo:rsid="02fdf977" officeooo:paragraph-rsid="02fdf977"/>
    </style:style>
    <style:style style:name="P297" style:family="paragraph" style:parent-style-name="Standard" style:list-style-name="L12"/>
    <style:style style:name="P298" style:family="paragraph" style:parent-style-name="Text_20_body" style:list-style-name="L1">
      <style:text-properties officeooo:rsid="029a621f" officeooo:paragraph-rsid="029a621f"/>
    </style:style>
    <style:style style:name="P299" style:family="paragraph" style:parent-style-name="Text_20_body" style:list-style-name="L1">
      <style:text-properties officeooo:rsid="029af454" officeooo:paragraph-rsid="029af454"/>
    </style:style>
    <style:style style:name="P300" style:family="paragraph" style:parent-style-name="Text_20_body" style:list-style-name="L2">
      <style:text-properties officeooo:rsid="028098ec" officeooo:paragraph-rsid="028098ec"/>
    </style:style>
    <style:style style:name="P301" style:family="paragraph" style:parent-style-name="Text_20_body" style:list-style-name="L2">
      <style:text-properties officeooo:rsid="02b31ec4" officeooo:paragraph-rsid="02b31ec4"/>
    </style:style>
    <style:style style:name="P302" style:family="paragraph" style:parent-style-name="Text_20_body" style:list-style-name="L2">
      <style:text-properties officeooo:rsid="03712b81" officeooo:paragraph-rsid="03712b81"/>
    </style:style>
    <style:style style:name="P303" style:family="paragraph" style:parent-style-name="Text_20_body" style:list-style-name="L2">
      <style:text-properties officeooo:rsid="0279dac1" officeooo:paragraph-rsid="0279dac1"/>
    </style:style>
    <style:style style:name="P304" style:family="paragraph" style:parent-style-name="Text_20_body" style:list-style-name="L3">
      <style:text-properties officeooo:paragraph-rsid="058a1520"/>
    </style:style>
    <style:style style:name="P305" style:family="paragraph" style:parent-style-name="Text_20_body" style:list-style-name="L4">
      <style:text-properties officeooo:rsid="058d56c7" officeooo:paragraph-rsid="058d56c7"/>
    </style:style>
    <style:style style:name="P306" style:family="paragraph" style:parent-style-name="Text_20_body" style:list-style-name="L4">
      <style:text-properties officeooo:rsid="058a2017" officeooo:paragraph-rsid="05972ef7"/>
    </style:style>
    <style:style style:name="P307" style:family="paragraph" style:parent-style-name="Text_20_body" style:list-style-name="L5">
      <style:text-properties officeooo:paragraph-rsid="05912004"/>
    </style:style>
    <style:style style:name="P308" style:family="paragraph" style:parent-style-name="Text_20_body" style:list-style-name="L6">
      <style:text-properties officeooo:paragraph-rsid="05b7f467"/>
    </style:style>
    <style:style style:name="P309" style:family="paragraph" style:parent-style-name="Text_20_body" style:list-style-name="L6">
      <style:text-properties officeooo:paragraph-rsid="0555d8ff"/>
    </style:style>
    <style:style style:name="P310" style:family="paragraph" style:parent-style-name="Text_20_body" style:list-style-name="L6">
      <style:text-properties officeooo:rsid="04554632" officeooo:paragraph-rsid="05bc9e4b"/>
    </style:style>
    <style:style style:name="P311" style:family="paragraph" style:parent-style-name="Text_20_body" style:list-style-name="L6">
      <style:text-properties officeooo:rsid="045aa6fb" officeooo:paragraph-rsid="05bb1187"/>
    </style:style>
    <style:style style:name="P312" style:family="paragraph" style:parent-style-name="Text_20_body" style:list-style-name="L6">
      <style:text-properties officeooo:rsid="045d372f" officeooo:paragraph-rsid="05bba61b"/>
    </style:style>
    <style:style style:name="P313" style:family="paragraph" style:parent-style-name="Text_20_body" style:list-style-name="L6">
      <style:text-properties officeooo:rsid="045c2eb6" officeooo:paragraph-rsid="05bba61b"/>
    </style:style>
    <style:style style:name="P314" style:family="paragraph" style:parent-style-name="Text_20_body" style:list-style-name="L6">
      <style:text-properties officeooo:rsid="04525674" officeooo:paragraph-rsid="05b8cfcb"/>
    </style:style>
    <style:style style:name="P315" style:family="paragraph" style:parent-style-name="Text_20_body" style:list-style-name="L6">
      <style:text-properties officeooo:rsid="0454283a" officeooo:paragraph-rsid="05bbdd4e"/>
    </style:style>
    <style:style style:name="P316" style:family="paragraph" style:parent-style-name="Text_20_body" style:list-style-name="L6">
      <style:text-properties officeooo:rsid="0454283a" officeooo:paragraph-rsid="05bc39f3"/>
    </style:style>
    <style:style style:name="P317" style:family="paragraph" style:parent-style-name="Text_20_body" style:list-style-name="L6">
      <style:text-properties officeooo:rsid="0457f185" officeooo:paragraph-rsid="05bfbd24"/>
    </style:style>
    <style:style style:name="P318" style:family="paragraph" style:parent-style-name="Text_20_body" style:list-style-name="L6">
      <style:text-properties officeooo:rsid="0456998b" officeooo:paragraph-rsid="05bd1d3f"/>
    </style:style>
    <style:style style:name="P319" style:family="paragraph" style:parent-style-name="Text_20_body" style:list-style-name="L6">
      <style:text-properties officeooo:rsid="05bde672" officeooo:paragraph-rsid="05bde672"/>
    </style:style>
    <style:style style:name="P320" style:family="paragraph" style:parent-style-name="Text_20_body" style:list-style-name="L7">
      <style:text-properties officeooo:rsid="05b4ec5f" officeooo:paragraph-rsid="05b4ec5f"/>
    </style:style>
    <style:style style:name="P321" style:family="paragraph" style:parent-style-name="Text_20_body" style:list-style-name="L6">
      <style:text-properties officeooo:rsid="0467bb51" officeooo:paragraph-rsid="05b7f467"/>
    </style:style>
    <style:style style:name="P322" style:family="paragraph" style:parent-style-name="Text_20_body" style:list-style-name="L6">
      <style:text-properties officeooo:rsid="05b12c75" officeooo:paragraph-rsid="05b7f467"/>
    </style:style>
    <style:style style:name="P323" style:family="paragraph" style:parent-style-name="Text_20_body" style:list-style-name="L6">
      <style:text-properties officeooo:rsid="045ecf58" officeooo:paragraph-rsid="05b7f467"/>
    </style:style>
    <style:style style:name="P324" style:family="paragraph" style:parent-style-name="Text_20_body" style:list-style-name="L6">
      <style:text-properties officeooo:rsid="04540e31" officeooo:paragraph-rsid="05b7f467"/>
    </style:style>
    <style:style style:name="P325" style:family="paragraph" style:parent-style-name="Text_20_body" style:list-style-name="L6">
      <style:text-properties officeooo:rsid="045e3a90" officeooo:paragraph-rsid="05c393b8"/>
    </style:style>
    <style:style style:name="P326" style:family="paragraph" style:parent-style-name="Text_20_body" style:list-style-name="L6">
      <style:text-properties officeooo:rsid="04641b67" officeooo:paragraph-rsid="05c2d332"/>
    </style:style>
    <style:style style:name="P327" style:family="paragraph" style:parent-style-name="Text_20_body" style:list-style-name="L6">
      <style:text-properties officeooo:rsid="0464d76f" officeooo:paragraph-rsid="05c12be4"/>
    </style:style>
    <style:style style:name="P328" style:family="paragraph" style:parent-style-name="Text_20_body" style:list-style-name="L8">
      <style:text-properties officeooo:rsid="059560fe" officeooo:paragraph-rsid="05a5893c"/>
    </style:style>
    <style:style style:name="P329" style:family="paragraph" style:parent-style-name="Text_20_body" style:list-style-name="L9">
      <style:text-properties officeooo:rsid="05a7b9c1" officeooo:paragraph-rsid="05a7b9c1"/>
    </style:style>
    <style:style style:name="P330" style:family="paragraph" style:parent-style-name="Text_20_body" style:list-style-name="L9">
      <style:text-properties officeooo:rsid="0582ae31" officeooo:paragraph-rsid="05a5893c"/>
    </style:style>
    <style:style style:name="P331" style:family="paragraph" style:parent-style-name="Text_20_body" style:list-style-name="L10">
      <style:text-properties officeooo:rsid="049d9a98" officeooo:paragraph-rsid="05a3b8dd"/>
    </style:style>
    <style:style style:name="P332" style:family="paragraph" style:parent-style-name="Text_20_body" style:list-style-name="L6">
      <style:text-properties officeooo:rsid="05839979" officeooo:paragraph-rsid="05a95f20"/>
    </style:style>
    <style:style style:name="P333" style:family="paragraph" style:parent-style-name="Text_20_body" style:list-style-name="L11">
      <style:text-properties officeooo:rsid="03dca7cc" officeooo:paragraph-rsid="03e87df7"/>
    </style:style>
    <style:style style:name="P334" style:family="paragraph" style:parent-style-name="Text_20_body" style:list-style-name="L11">
      <style:text-properties officeooo:rsid="03dca7cc" officeooo:paragraph-rsid="046a3f08"/>
    </style:style>
    <style:style style:name="P335" style:family="paragraph" style:parent-style-name="Text_20_body" style:list-style-name="L11">
      <style:text-properties officeooo:rsid="03dca7cc" officeooo:paragraph-rsid="03dca7cc"/>
    </style:style>
    <style:style style:name="P336" style:family="paragraph" style:parent-style-name="Text_20_body" style:list-style-name="L13"/>
    <style:style style:name="P337" style:family="paragraph" style:parent-style-name="Text_20_body" style:list-style-name="L13">
      <style:text-properties officeooo:paragraph-rsid="060eea75"/>
    </style:style>
    <style:style style:name="P338" style:family="paragraph" style:parent-style-name="Text_20_body" style:list-style-name="L13">
      <style:text-properties officeooo:rsid="04b28773" officeooo:paragraph-rsid="04b28773"/>
    </style:style>
    <style:style style:name="P339" style:family="paragraph" style:parent-style-name="Text_20_body" style:list-style-name="L13">
      <style:text-properties officeooo:rsid="04b28773" officeooo:paragraph-rsid="060eea75"/>
    </style:style>
    <style:style style:name="P340" style:family="paragraph" style:parent-style-name="Text_20_body" style:list-style-name="L13">
      <style:text-properties officeooo:rsid="04d4419a" officeooo:paragraph-rsid="04d4419a"/>
    </style:style>
    <style:style style:name="P341" style:family="paragraph" style:parent-style-name="Text_20_body" style:list-style-name="L13">
      <style:text-properties officeooo:rsid="04d4419a" officeooo:paragraph-rsid="060eea75"/>
    </style:style>
    <style:style style:name="P342" style:family="paragraph" style:parent-style-name="Text_20_body" style:list-style-name="L14">
      <style:text-properties officeooo:rsid="04b8014b" officeooo:paragraph-rsid="04b8014b"/>
    </style:style>
    <style:style style:name="P343" style:family="paragraph" style:parent-style-name="Text_20_body" style:list-style-name="L14">
      <style:text-properties officeooo:rsid="04b936ea" officeooo:paragraph-rsid="04b936ea"/>
    </style:style>
    <style:style style:name="P344" style:family="paragraph" style:parent-style-name="Text_20_body" style:list-style-name="L14">
      <style:text-properties officeooo:rsid="04bac86f" officeooo:paragraph-rsid="04bac86f"/>
    </style:style>
    <style:style style:name="P345" style:family="paragraph" style:parent-style-name="Text_20_body" style:list-style-name="L14">
      <style:text-properties officeooo:rsid="04bdfd61" officeooo:paragraph-rsid="04bdfd61"/>
    </style:style>
    <style:style style:name="P346" style:family="paragraph" style:parent-style-name="Text_20_body" style:list-style-name="L14">
      <style:text-properties officeooo:rsid="04bf369d" officeooo:paragraph-rsid="04bf369d"/>
    </style:style>
    <style:style style:name="P347" style:family="paragraph" style:parent-style-name="Text_20_body" style:list-style-name="L15">
      <style:text-properties officeooo:paragraph-rsid="054e5fc1"/>
    </style:style>
    <style:style style:name="P348" style:family="paragraph" style:parent-style-name="Text_20_body" style:list-style-name="L16">
      <style:text-properties officeooo:rsid="03d6c112" officeooo:paragraph-rsid="03d6c112"/>
    </style:style>
    <style:style style:name="P349" style:family="paragraph" style:parent-style-name="Text_20_body">
      <style:text-properties officeooo:rsid="04e6a784" officeooo:paragraph-rsid="04e6a784"/>
    </style:style>
    <style:style style:name="P350" style:family="paragraph" style:parent-style-name="Text_20_body">
      <style:text-properties officeooo:rsid="04e6a784" officeooo:paragraph-rsid="060eea75"/>
    </style:style>
    <style:style style:name="P351" style:family="paragraph" style:parent-style-name="Text_20_body">
      <style:text-properties officeooo:paragraph-rsid="060eea75"/>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style:font-name="Liberation Serif" officeooo:rsid="0601ed31"/>
    </style:style>
    <style:style style:name="T366" style:family="text">
      <style:text-properties style:font-name="Liberation Serif" officeooo:rsid="06030368"/>
    </style:style>
    <style:style style:name="T367" style:family="text">
      <style:text-properties style:font-name="Liberation Serif" officeooo:rsid="06068e4c"/>
    </style:style>
    <style:style style:name="T368" style:family="text">
      <style:text-properties style:font-name="Liberation Serif" officeooo:rsid="0608eab8"/>
    </style:style>
    <style:style style:name="T369" style:family="text">
      <style:text-properties officeooo:rsid="060350ec"/>
    </style:style>
    <style:style style:name="T370" style:family="text">
      <style:text-properties officeooo:rsid="0604e1d2"/>
    </style:style>
    <style:style style:name="T371" style:family="text">
      <style:text-properties officeooo:rsid="060bdc0e"/>
    </style:style>
    <style:style style:name="T372" style:family="text">
      <style:text-properties officeooo:rsid="060dd076"/>
    </style:style>
    <style:style style:name="T373" style:family="text">
      <style:text-properties officeooo:rsid="060eea75"/>
    </style:style>
    <style:style style:name="T374" style:family="text">
      <style:text-properties officeooo:rsid="06111c4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Smoke</text:p>
      <text:p text:style-name="P208">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7"><text:a xlink:type="simple" xlink:href="#__RefHeading__697_1754408385" text:style-name="Index_20_Link" text:visited-style-name="Index_20_Link">About<text:tab/>4</text:a></text:p>
          <text:p text:style-name="P256"><text:a xlink:type="simple" xlink:href="#__RefHeading___Toc505_1878324060" text:style-name="Index_20_Link" text:visited-style-name="Index_20_Link">Activity Authenticate<text:tab/>5</text:a></text:p>
          <text:p text:style-name="P256"><text:a xlink:type="simple" xlink:href="#__RefHeading___Toc507_1878324060" text:style-name="Index_20_Link" text:visited-style-name="Index_20_Link">Activity Chat<text:tab/>6</text:a></text:p>
          <text:p text:style-name="P256"><text:a xlink:type="simple" xlink:href="#__RefHeading___Toc792_736866454" text:style-name="Index_20_Link" text:visited-style-name="Index_20_Link">Activity Fire<text:tab/>7</text:a></text:p>
          <text:p text:style-name="P256"><text:a xlink:type="simple" xlink:href="#__RefHeading___Toc1466_883854242" text:style-name="Index_20_Link" text:visited-style-name="Index_20_Link">Activity Member Chat<text:tab/>8</text:a></text:p>
          <text:p text:style-name="P256"><text:a xlink:type="simple" xlink:href="#__RefHeading___Toc513_1878324060" text:style-name="Index_20_Link" text:visited-style-name="Index_20_Link">Activity Settings<text:tab/>10</text:a></text:p>
          <text:p text:style-name="P256"><text:a xlink:type="simple" xlink:href="#__RefHeading___Toc6190_4294644744" text:style-name="Index_20_Link" text:visited-style-name="Index_20_Link">Activity Smokescreen<text:tab/>11</text:a></text:p>
          <text:p text:style-name="P256"><text:a xlink:type="simple" xlink:href="#__RefHeading___Toc2666_3077280143" text:style-name="Index_20_Link" text:visited-style-name="Index_20_Link">Activity Steam<text:tab/>12</text:a></text:p>
          <text:p text:style-name="P256"><text:a xlink:type="simple" xlink:href="#__RefHeading___Toc3670_3645065048" text:style-name="Index_20_Link" text:visited-style-name="Index_20_Link">An Asynchronous World<text:tab/>13</text:a></text:p>
          <text:p text:style-name="P256"><text:a xlink:type="simple" xlink:href="#__RefHeading___Toc145_1035930204" text:style-name="Index_20_Link" text:visited-style-name="Index_20_Link">Android<text:tab/>14</text:a></text:p>
          <text:p text:style-name="P256"><text:a xlink:type="simple" xlink:href="#__RefHeading___Toc790_1689950355" text:style-name="Index_20_Link" text:visited-style-name="Index_20_Link">Congestion Control<text:tab/>15</text:a></text:p>
          <text:p text:style-name="P256"><text:a xlink:type="simple" xlink:href="#__RefHeading___Toc445_1428144265" text:style-name="Index_20_Link" text:visited-style-name="Index_20_Link">Corrupted Database Values<text:tab/>16</text:a></text:p>
          <text:p text:style-name="P256"><text:a xlink:type="simple" xlink:href="#__RefHeading___Toc2419_617709667" text:style-name="Index_20_Link" text:visited-style-name="Index_20_Link">Custom Session Credentials<text:tab/>17</text:a></text:p>
          <text:p text:style-name="P256"><text:a xlink:type="simple" xlink:href="#__RefHeading___Toc199_1272986993" text:style-name="Index_20_Link" text:visited-style-name="Index_20_Link">Database Containers<text:tab/>18</text:a></text:p>
          <text:p text:style-name="P256"><text:a xlink:type="simple" xlink:href="#__RefHeading___Toc733_353659540" text:style-name="Index_20_Link" text:visited-style-name="Index_20_Link">Developers<text:tab/>19</text:a></text:p>
          <text:p text:style-name="P256"><text:a xlink:type="simple" xlink:href="#__RefHeading___Toc100_1369832164" text:style-name="Index_20_Link" text:visited-style-name="Index_20_Link">Discovery via Cryptography<text:tab/>20</text:a></text:p>
          <text:p text:style-name="P256"><text:a xlink:type="simple" xlink:href="#__RefHeading___Toc468_783998592" text:style-name="Index_20_Link" text:visited-style-name="Index_20_Link">Exchanging Private Credentials<text:tab/>21</text:a></text:p>
          <text:p text:style-name="P256"><text:a xlink:type="simple" xlink:href="#__RefHeading___Toc2530_449016159" text:style-name="Index_20_Link" text:visited-style-name="Index_20_Link">Exporting / Importing Participant Personalities<text:tab/>22</text:a></text:p>
          <text:p text:style-name="P256"><text:a xlink:type="simple" xlink:href="#__RefHeading___Toc1594_225190499" text:style-name="Index_20_Link" text:visited-style-name="Index_20_Link">Fiasco Keys<text:tab/>23</text:a></text:p>
          <text:p text:style-name="P256"><text:a xlink:type="simple" xlink:href="#__RefHeading___Toc311_1980819345" text:style-name="Index_20_Link" text:visited-style-name="Index_20_Link">Fire<text:tab/>24</text:a></text:p>
          <text:p text:style-name="P256"><text:a xlink:type="simple" xlink:href="#__RefHeading___Toc1464_739530787" text:style-name="Index_20_Link" text:visited-style-name="Index_20_Link">Forward Secrecy and SmokeStack<text:tab/>25</text:a></text:p>
          <text:p text:style-name="P256"><text:a xlink:type="simple" xlink:href="#__RefHeading___Toc3631_1025239223" text:style-name="Index_20_Link" text:visited-style-name="Index_20_Link">Future-Proofing Software<text:tab/>26</text:a></text:p>
          <text:p text:style-name="P256"><text:a xlink:type="simple" xlink:href="#__RefHeading___Toc83_222518397" text:style-name="Index_20_Link" text:visited-style-name="Index_20_Link">Inflate<text:tab/>27</text:a></text:p>
          <text:p text:style-name="P256"><text:a xlink:type="simple" xlink:href="#__RefHeading___Toc2290_3680134397" text:style-name="Index_20_Link" text:visited-style-name="Index_20_Link">Juggernaut Protocol<text:tab/>28</text:a></text:p>
          <text:p text:style-name="P256"><text:a xlink:type="simple" xlink:href="#__RefHeading___Toc1449_1436150141" text:style-name="Index_20_Link" text:visited-style-name="Index_20_Link">Local Broadcast Manager<text:tab/>29</text:a></text:p>
          <text:p text:style-name="P256"><text:a xlink:type="simple" xlink:href="#__RefHeading___Toc372_292885038" text:style-name="Index_20_Link" text:visited-style-name="Index_20_Link">McEliece CCA2<text:tab/>30</text:a></text:p>
          <text:p text:style-name="P256"><text:a xlink:type="simple" xlink:href="#__RefHeading___Toc848_1547525695" text:style-name="Index_20_Link" text:visited-style-name="Index_20_Link">Message Structures<text:tab/>31</text:a></text:p>
          <text:p text:style-name="P256"><text:a xlink:type="simple" xlink:href="#__RefHeading___Toc852_1547525695" text:style-name="Index_20_Link" text:visited-style-name="Index_20_Link">Neighbors<text:tab/>47</text:a></text:p>
          <text:p text:style-name="P256"><text:a xlink:type="simple" xlink:href="#__RefHeading___Toc503_1878324060" text:style-name="Index_20_Link" text:visited-style-name="Index_20_Link">New Installation<text:tab/>49</text:a></text:p>
          <text:p text:style-name="P256"><text:a xlink:type="simple" xlink:href="#__RefHeading___Toc792_1689950355" text:style-name="Index_20_Link" text:visited-style-name="Index_20_Link">Outbound Queues<text:tab/>50</text:a></text:p>
          <text:p text:style-name="P256"><text:a xlink:type="simple" xlink:href="#__RefHeading___Toc143_1035930204" text:style-name="Index_20_Link" text:visited-style-name="Index_20_Link">Ozone Address<text:tab/>51</text:a></text:p>
          <text:p text:style-name="P256"><text:a xlink:type="simple" xlink:href="#__RefHeading___Toc749_353659540" text:style-name="Index_20_Link" text:visited-style-name="Index_20_Link">Participants<text:tab/>52</text:a></text:p>
          <text:p text:style-name="P256"><text:a xlink:type="simple" xlink:href="#__RefHeading___Toc2421_617709667" text:style-name="Index_20_Link" text:visited-style-name="Index_20_Link">Performance Considerations<text:tab/>53</text:a></text:p>
          <text:p text:style-name="P256"><text:a xlink:type="simple" xlink:href="#__RefHeading___Toc256_1329608135" text:style-name="Index_20_Link" text:visited-style-name="Index_20_Link">Private Public-Key Server<text:tab/>55</text:a></text:p>
          <text:p text:style-name="P256"><text:a xlink:type="simple" xlink:href="#__RefHeading___Toc1804_1127017888" text:style-name="Index_20_Link" text:visited-style-name="Index_20_Link">Private Servers<text:tab/>56</text:a></text:p>
          <text:p text:style-name="P256"><text:a xlink:type="simple" xlink:href="#__RefHeading___Toc2036_1416438090" text:style-name="Index_20_Link" text:visited-style-name="Index_20_Link">Smoke Aliases<text:tab/>57</text:a></text:p>
          <text:p text:style-name="P256"><text:a xlink:type="simple" xlink:href="#__RefHeading___Toc39_1222626670" text:style-name="Index_20_Link" text:visited-style-name="Index_20_Link">Smoke Identities<text:tab/>58</text:a></text:p>
          <text:p text:style-name="P256"><text:a xlink:type="simple" xlink:href="#__RefHeading___Toc2547_3236038107" text:style-name="Index_20_Link" text:visited-style-name="Index_20_Link">Smoke Pipes (Dull Simple Steams)<text:tab/>59</text:a></text:p>
          <text:p text:style-name="P256"><text:a xlink:type="simple" xlink:href="#__RefHeading___Toc3830_3858584476" text:style-name="Index_20_Link" text:visited-style-name="Index_20_Link">Smoke Pipes (Vivid Simple Steams)<text:tab/>60</text:a></text:p>
          <text:p text:style-name="P256"><text:a xlink:type="simple" xlink:href="#__RefHeading___Toc1545_532530284" text:style-name="Index_20_Link" text:visited-style-name="Index_20_Link">Software Distribution<text:tab/>61</text:a></text:p>
          <text:p text:style-name="P256"><text:a xlink:type="simple" xlink:href="#__RefHeading___Toc3338_21258703" text:style-name="Index_20_Link" text:visited-style-name="Index_20_Link">Steam Ephemeral Key Exchange<text:tab/>62</text:a></text:p>
          <text:p text:style-name="P256"><text:a xlink:type="simple" xlink:href="#__RefHeading___Toc25427_1406614763" text:style-name="Index_20_Link" text:visited-style-name="Index_20_Link">Steamrolling<text:tab/>63</text:a></text:p>
          <text:p text:style-name="P256"><text:a xlink:type="simple" xlink:href="#__RefHeading___Toc226_1901209788" text:style-name="Index_20_Link" text:visited-style-name="Index_20_Link">TCP, UDP Protocols<text:tab/>64</text:a></text:p>
          <text:p text:style-name="P256"><text:a xlink:type="simple" xlink:href="#__RefHeading___Toc857_1547525695" text:style-name="Index_20_Link" text:visited-style-name="Index_20_Link">Task Utilization<text:tab/>65</text:a></text:p>
          <text:p text:style-name="P256"><text:a xlink:type="simple" xlink:href="#__RefHeading__1732_663878714" text:style-name="Index_20_Link" text:visited-style-name="Index_20_Link">Time<text:tab/>66</text:a></text:p>
          <text:p text:style-name="P256"><text:a xlink:type="simple" xlink:href="#__RefHeading___Toc789_736866454" text:style-name="Index_20_Link" text:visited-style-name="Index_20_Link">UDP Datagrams<text:tab/>67</text:a></text:p>
          <text:p text:style-name="P256"><text:a xlink:type="simple" xlink:href="#__RefHeading___Toc785_736866454" text:style-name="Index_20_Link" text:visited-style-name="Index_20_Link">Verifying Public-Key Ownership<text:tab/>68</text:a></text:p>
        </text:index-body>
      </text:table-of-content>
      <text:p text:style-name="Standard"><text:soft-page-break/></text:p>
      <text:h text:style-name="P258" text:outline-level="1"><text:bookmark-start text:name="__RefHeading__697_1754408385"/>About<text:bookmark-end text:name="__RefHeading__697_1754408385"/></text:h>
      <text:p text:style-name="P21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0"/>
      <text:p text:style-name="P21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9"/>
      <text:h text:style-name="P259" text:outline-level="1"><text:bookmark-start text:name="__RefHeading___Toc505_1878324060"/>Activity Authenticate<text:bookmark-end text:name="__RefHeading___Toc505_1878324060"/></text:h>
      <text:p text:style-name="P100">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0"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4">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32"><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1">New Window</text:p>
      <text:p text:style-name="P241"><text:tab/>Display a new Member Chat activity <text:span text:style-name="T139">with the selected participant.</text:span></text:p>
      <text:p text:style-name="P2">Optional Signatures</text:p>
      <text:p text:style-name="P21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15">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61" text:outline-level="1"><text:bookmark-start text:name="__RefHeading___Toc792_736866454"/>Activity Fire<text:bookmark-end text:name="__RefHeading___Toc792_736866454"/></text:h>
      <text:p text:style-name="P101">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3"><text:span text:style-name="T248">The Send button is enabled if at least one </text:span><text:span text:style-name="T250">network-ready </text:span><text:span text:style-name="T301">neighbor</text:span><text:span text:style-name="T248"> is available.</text:span></text:p>
      <text:p text:style-name="P103"/>
      <text:h text:style-name="P262"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3">From this activity, one may message one participant.</text:span></text:p>
      <text:p text:style-name="P105">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7"><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30"><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17">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9">If confirmed, the selected message is deleted.</text:p>
      <text:p text:style-name="P243">JuggerKnot <text:span text:style-name="T193">Credentials</text:span></text:p>
      <text:p text:style-name="P220"><text:span text:style-name="T185">Display an input dialog. If the dialog is confirmed, the Juggernaut Protocol is initiated with the specified participant. </text:span>If the protocol completes successfully, authentication and encryption credentials are created.</text:p>
      <text:p text:style-name="P242">Juggernaut</text:p>
      <text:p text:style-name="P221">Display an input dialog. If the dialog is confirmed, the Juggernaut Protocol is initiated <text:span text:style-name="T182">with the specified participant.</text:span></text:p>
      <text:p text:style-name="P244">Optional Signatures</text:p>
      <text:p text:style-name="P218">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45">Optional Steam</text:p>
      <text:p text:style-name="P222"><text:soft-page-break/>Disable or enable Steam sharing for the specified participant. Active Steams will not adhere to this setting as Steam packet bundles do not include explicit participant information.</text:p>
      <text:p text:style-name="P6">Retrieve Messages</text:p>
      <text:p text:style-name="P216">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63" text:outline-level="1"><text:bookmark-start text:name="__RefHeading___Toc513_1878324060"/>Activity Settings<text:bookmark-end text:name="__RefHeading___Toc513_1878324060"/></text:h>
      <text:p text:style-name="P153"><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10">About</text:p>
      <text:p text:style-name="P211">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1">Ozone</text:p>
      <text:p text:style-name="P228">One Ozone address may be defined in this section. <text:span text:style-name="T80">Please refer to the Ozone page for more details.</text:span></text:p>
      <text:p text:style-name="P248">Participants</text:p>
      <text:p text:style-name="P229">A list of participants. A context menu is available.</text:p>
      <text:p text:style-name="P112">Password</text:p>
      <text:p text:style-name="P213">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3">Public Data</text:p>
      <text:p text:style-name="P214">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3">Share Smoke ID</text:p>
      <text:p text:style-name="P251">Share the Smoke ID with a SmokeStack instance via the defined Ozone. <text:span text:style-name="T170">Please note that the Smoke Alias, if one is defined, is transformed into a Smoke ID.</text:span></text:p>
      <text:p text:style-name="P133"/>
      <text:h text:style-name="P264" text:outline-level="1"><text:bookmark-start text:name="__RefHeading___Toc6190_4294644744"/>Activity Smokescreen<text:bookmark-end text:name="__RefHeading___Toc6190_4294644744"/></text:h>
      <text:p text:style-name="P163">Lock or unlock the Smoke application.</text:p>
      <text:p text:style-name="P163"/>
      <text:h text:style-name="P265"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6"><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5"/>
      <text:h text:style-name="P266"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8"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67"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3">table</text:span>.</text:p>
      <text:p text:style-name="P124">Congestion-control items are inspected every 5 seconds. Items older than 6<text:span text:style-name="T358">5</text:span> seconds are discarded.</text:p>
      <text:p text:style-name="P124"/>
      <text:h text:style-name="P268" text:outline-level="1"><text:bookmark-start text:name="__RefHeading___Toc445_1428144265"/>Corrupted Database Values<text:bookmark-end text:name="__RefHeading___Toc445_1428144265"/></text:h>
      <text:p text:style-name="P89">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90"/>
      <text:h text:style-name="P269"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8"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70"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4"/>
      <text:h text:style-name="P258"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5"/>
      <text:h text:style-name="P271"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7">The process of exchanging private credentials is as follows:</text:span></text:p>
      <text:list xml:id="list3163885431" text:style-name="L1">
        <text:list-item>
          <text:p text:style-name="P298">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98"><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99">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2"/>
      <text:h text:style-name="P272"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3" text:outline-level="1"><text:bookmark-start text:name="__RefHeading___Toc1594_225190499"/>Fiasco Keys<text:bookmark-end text:name="__RefHeading___Toc1594_225190499"/></text:h>
      <text:p text:style-name="P131">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2">A <text:span text:style-name="T113">key pair has a lifetime of 864,000 seconds.</text:span></text:p>
      <text:p text:style-name="P131"/>
      <text:h text:style-name="P274"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75"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76"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8" text:outline-level="1"><text:bookmark-start text:name="__RefHeading___Toc83_222518397"/>Inflate<text:bookmark-end text:name="__RefHeading___Toc83_222518397"/></text:h>
      <text:p text:style-name="P96">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6"/>
      <text:h text:style-name="P277" text:outline-level="1"><text:bookmark-start text:name="__RefHeading___Toc2290_3680134397"/>Juggernaut Protocol<text:bookmark-end text:name="__RefHeading___Toc2290_3680134397"/></text:h>
      <text:p text:style-name="P143"><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78"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09">a </text:span>Local Broadcast Manager <text:span text:style-name="T210">instance</text:span>.</text:p>
      <text:p text:style-name="P125"/>
      <text:h text:style-name="P279" text:outline-level="1"><text:bookmark-start text:name="__RefHeading___Toc372_292885038"/>McEliece CCA2<text:bookmark-end text:name="__RefHeading___Toc372_292885038"/></text:h>
      <text:p text:style-name="P85">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3733927855" text:style-name="L2">
        <text:list-item>
          <text:p text:style-name="P300">Authentication process may require several minutes to complete.</text:p>
        </text:list-item>
        <text:list-item>
          <text:p text:style-name="P301">Communications between McEliece and RSA are fully functional.</text:p>
        </text:list-item>
        <text:list-item>
          <text:p text:style-name="P302">Degraded performance is expected <text:span text:style-name="T143">during key sharing.</text:span></text:p>
        </text:list-item>
        <text:list-item>
          <text:p text:style-name="P303">During the key-sharing process, McEliece signatures are not provided <text:span text:style-name="T77">and therefore are not verified.</text:span></text:p>
        </text:list-item>
        <text:list-item>
          <text:p text:style-name="P303"><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80" text:outline-level="1"><text:bookmark-start text:name="__RefHeading___Toc848_1547525695"/>Message Structures<text:bookmark-end text:name="__RefHeading___Toc848_1547525695"/></text:h>
      <text:p text:style-name="P136">This <text:span text:style-name="T211">section</text:span> will detail the various message structures.</text:p>
      <text:p text:style-name="P137">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20">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soft-page-break/><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soft-page-break/><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soft-page-break/><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text:soft-page-break/>[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soft-page-break/>}</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soft-page-break/>}</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text:soft-page-break/></text:p>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text:soft-page-break/></text:p>
      <text:p text:style-name="P78">SHARE-SMOKE-ID <text:span text:style-name="T126">(Via Ozone)</text:span></text:p>
      <text:p text:style-name="P56">[AES-256] (1)</text:p>
      <text:p text:style-name="P56">{</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soft-page-break/>{</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soft-page-break/><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soft-page-break/><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soft-page-break/>}</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1" text:outline-level="1"><text:bookmark-start text:name="__RefHeading___Toc852_1547525695"/>Neighbors<text:bookmark-end text:name="__RefHeading___Toc852_1547525695"/></text:h>
      <text:p text:style-name="P121"><text:span text:style-name="T137">N</text:span>eighbors may be defined via the Settings activity. This page will describe the various nuances of <text:span text:style-name="T82">network peers.</text:span></text:p>
      <text:p text:style-name="P139">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24">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5">Delete</text:p>
      <text:p text:style-name="P224">Display a confirmation prompt. If confirmed, the specified neighbor is <text:span text:style-name="T87">scheduled for deletion</text:span>.</text:p>
      <text:p text:style-name="P235">Disconnect</text:p>
      <text:p text:style-name="P235"><text:tab/>Instruct Smoke to place the specified neighbor in a disconnect<text:span text:style-name="T212">ed</text:span> status.</text:p>
      <text:p text:style-name="P235">Purge Queue</text:p>
      <text:p text:style-name="P235"><text:tab/>Purge the outbound queue of the specified neighbor.</text:p>
      <text:p text:style-name="P236">Reset SSL/TLS Credentials</text:p>
      <text:p text:style-name="P236"><text:tab/>Reset the locally-stored SSL/TLS credentials of <text:span text:style-name="T213">a </text:span>TCP neighbor.</text:p>
      <text:p text:style-name="P237">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9"><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38">Various per-neighbor statistics are included in the Settings activity. Also included are per-neighbor descriptive errors.</text:p>
      <text:p text:style-name="P240"/>
      <text:h text:style-name="P282"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3"><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7">Iteration Count</text:p>
      <text:p text:style-name="P231">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2">384-bit </text:span>ECDSA and <text:span text:style-name="T350">4096</text:span><text:span text:style-name="T62">-bit </text:span>RSA are supported.</text:p>
      <text:p text:style-name="P98"/>
      <text:h text:style-name="P283"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58"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4"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3">Delete the selected participant. A confirmation dialog is displayed.</text:p>
      <text:p text:style-name="P135">Delete Fiasco Keys (Smoke Identity)</text:p>
      <text:p text:style-name="P230">Delete all of the recorded Fiasco keys. The current session keys of the selected participant are not deleted. <text:span text:style-name="T163">A confirmation dialog is displayed.</text:span></text:p>
      <text:p text:style-name="P249">Delete Public Keys (Smoke Identity)</text:p>
      <text:p text:style-name="P252">Delete the Fiasco and public keys of the specified participant. A confirmation dialog is displayed.</text:p>
      <text:p text:style-name="P129">New Name <text:span text:style-name="T106">(Smoke Identity)</text:span></text:p>
      <text:p text:style-name="P225">Assign a new name to the selected participant.</text:p>
      <text:p text:style-name="P116">Request Keys via Ozone (Smoke Identity)</text:p>
      <text:p text:style-name="P223">Submit a <text:span text:style-name="T73">public-</text:span>key request to SmokeStack instances via the selected Smoke Identity. An Ozone address must be defined <text:span text:style-name="T74">for this option to be enabled.</text:span></text:p>
      <text:p text:style-name="P234">Share Keys <text:span text:style-name="T144">Of </text:span>(Smoke Identity)</text:p>
      <text:p text:style-name="P227">The selected participant’s public-key pair <text:span text:style-name="T75">is distributed using the specified Smoke Identity. If a public-key pair does not exist for the specified participant, the option is disabled.</text:span></text:p>
      <text:p text:style-name="P247">Share Smoke ID Of (Smoke Identity)</text:p>
      <text:p text:style-name="P250">The selected participant’s Smoke Identity is distributed using the defined Ozone address. An Ozone address must be defined for this option to be enabled.</text:p>
      <text:p text:style-name="P246"><text:bookmark-start text:name="__RefHeading___Toc1692_948962112"/>View Details (Smoke Identity)<text:bookmark-end text:name="__RefHeading___Toc1692_948962112"/></text:p>
      <text:p text:style-name="P226">View details of the selected participant.</text:p>
      <text:p text:style-name="P246"/>
      <text:h text:style-name="P285"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1365429906" text:style-name="L3">
        <text:list-item>
          <text:p text:style-name="P304"><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3171147283" text:style-name="L4">
        <text:list-item>
          <text:p text:style-name="P305">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306"><text:span text:style-name="T329">Removal of </text:span>neighbor outbound queue data <text:span text:style-name="T329">is performed by</text:span> a separate task.</text:p>
        </text:list-item>
      </text:list>
      <text:p text:style-name="P180">Fire <text:span text:style-name="T338">Activity</text:span></text:p>
      <text:list xml:id="list276380204" text:style-name="L5">
        <text:list-item>
          <text:p text:style-name="P307"><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1648962196" text:style-name="L6">
        <text:list-item>
          <text:p text:style-name="P310">Automatic requesting of SmokeStack messages is performed <text:span text:style-name="T200">i</text:span>n a separate task.</text:p>
        </text:list-item>
        <text:list-item>
          <text:p text:style-name="P311">Neighbor objects are prepared <text:span text:style-name="T200">i</text:span>n a separate task.</text:p>
        </text:list-item>
        <text:list-item>
          <text:p text:style-name="P312">Network status information is gathered in a separate task and reported to the main thread.</text:p>
        </text:list-item>
        <text:list-item>
          <text:p text:style-name="P313">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14">Participant calling keys are generated <text:span text:style-name="T200">i</text:span>n <text:span text:style-name="T200">a </text:span>separate t<text:span text:style-name="T198">ask.</text:span></text:p>
        </text:list-item>
        <text:list-item>
          <text:p text:style-name="P315">Public-key <text:span text:style-name="T323">publication is </text:span>performed in a separate task.</text:p>
        </text:list-item>
        <text:list-item>
          <text:p text:style-name="P316">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17">Purging of expired temporary identifiers is performed <text:span text:style-name="T201">i</text:span>n a separate task.</text:p>
        </text:list-item>
        <text:list-item>
          <text:p text:style-name="P318">Status message broadcasting is performed <text:span text:style-name="T201">i</text:span>n a separate task.</text:p>
        </text:list-item>
        <text:list-item>
          <text:p text:style-name="P319">Steam objects are prepared in a separate task.</text:p>
        </text:list-item>
      </text:list>
      <text:p text:style-name="P188">Member Activity</text:p>
      <text:list xml:id="list4008882308" text:style-name="L7">
        <text:list-item>
          <text:p text:style-name="P320">Network status information is gathered in a separate task and presented to the UI via the main thread.</text:p>
        </text:list-item>
      </text:list>
      <text:p text:style-name="P186">Miscellaneous</text:p>
      <text:list xml:id="list90952084075165" text:continue-list="list1648962196" text:style-name="L6">
        <text:list-item>
          <text:p text:style-name="P321">A special database cursor is maintained for rapid access to data for the Member Chat activity. The cursor is synchronized in various logical regions.</text:p>
        </text:list-item>
      </text:list>
      <text:p text:style-name="P189">Neighbor</text:p>
      <text:list xml:id="list90951670502956" text:continue-numbering="true" text:style-name="L6">
        <text:list-item>
          <text:p text:style-name="P308"><text:span text:style-name="T198">Accumulated data are parsed </text:span><text:span text:style-name="T297">in</text:span><text:span text:style-name="T198"> a separate task.</text:span></text:p>
        </text:list-item>
        <text:list-item>
          <text:p text:style-name="P322">Data are written to the network in a separate task.</text:p>
        </text:list-item>
        <text:list-item>
          <text:p text:style-name="P323"><text:soft-page-break/>Neighbor statistics <text:span text:style-name="T202">and statuses</text:span> are <text:span text:style-name="T202">prepared </text:span>in a separate task.</text:p>
        </text:list-item>
        <text:list-item>
          <text:p text:style-name="P324">Network data are read in a separate task.</text:p>
        </text:list-item>
        <text:list-item>
          <text:p text:style-name="P325">Purging of neighbor queues is performed in a separate task.</text:p>
        </text:list-item>
      </text:list>
      <text:p text:style-name="P191">Settings Activity</text:p>
      <text:list xml:id="list90953252586600" text:continue-numbering="true" text:style-name="L6">
        <text:list-item>
          <text:p text:style-name="P326"><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90952078761352" text:continue-numbering="true" text:style-name="L6">
        <text:list-item>
          <text:p text:style-name="P327">Participant elements for various interface widgets are gathered in a separate task.</text:p>
        </text:list-item>
      </text:list>
      <text:p text:style-name="P182">Steam Activity</text:p>
      <text:list xml:id="list1378277683" text:style-name="L8">
        <text:list-item>
          <text:p text:style-name="P328">Task for notifying adapter.</text:p>
        </text:list-item>
      </text:list>
      <text:p text:style-name="P185">Steam Key Exchange</text:p>
      <text:list xml:id="list3530631187" text:style-name="L9">
        <text:list-item>
          <text:p text:style-name="P329">A separate task is responsible for distributing and parsing key data.</text:p>
        </text:list-item>
        <text:list-item>
          <text:p text:style-name="P330"><text:span text:style-name="T334">P</text:span>ublic-key pairs are generated in a separate task.</text:p>
        </text:list-item>
      </text:list>
      <text:p text:style-name="P184">Steam Reader</text:p>
      <text:list xml:id="list1878516117" text:style-name="L10">
        <text:list-item>
          <text:p text:style-name="P331"><text:span text:style-name="T334">F</text:span>iles are <text:span text:style-name="T325">read and </text:span>distributed <text:span text:style-name="T324">i</text:span>n separate tasks.</text:p>
        </text:list-item>
      </text:list>
      <text:p text:style-name="P183">Steam Writer</text:p>
      <text:list xml:id="list90952460266950" text:continue-list="list90952078761352" text:style-name="L6">
        <text:list-item>
          <text:p text:style-name="P309"><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90953537866490" text:continue-numbering="true" text:style-name="L6">
        <text:list-item>
          <text:p text:style-name="P332">Time server is querie<text:span text:style-name="T322">d</text:span> in a separate task.</text:p>
        </text:list-item>
      </text:list>
      <text:p text:style-name="P176"/>
      <text:h text:style-name="P258"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6" text:outline-level="1"><text:bookmark-start text:name="__RefHeading___Toc1804_1127017888"/>Private Servers<text:bookmark-end text:name="__RefHeading___Toc1804_1127017888"/></text:h>
      <text:p text:style-name="P138">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3770025981" text:style-name="L11">
        <text:list-item>
          <text:p text:style-name="P333"><text:span text:style-name="T151">A private s</text:span>erver generates a 64-byte stream of random data <text:span text:style-name="T158">and concatenates the data with the current system time.</text:span></text:p>
        </text:list-item>
        <text:list-item>
          <text:p text:style-name="P333"><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34"><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35">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6">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87"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890867960" text:style-name="L12">
        <text:list-item>
          <text:p text:style-name="P297"><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7"><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97"><text:bookmark-start text:name="__RefHeading___Toc2044_1416438090"/>Participants notify <text:span text:style-name="T261">vanya@nasa.gov</text:span> of their aliases.<text:bookmark-end text:name="__RefHeading___Toc2044_1416438090"/></text:p>
        </text:list-item>
        <text:list-item>
          <text:p text:style-name="P297"><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8"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2">SipHash </text:span>collisions <text:span text:style-name="T35">as there are infinitely-many inputs and a limited number of outputs.</text:span></text:p>
      <text:p text:style-name="P128"/>
      <text:h text:style-name="P288" text:outline-level="1"><text:bookmark-start text:name="__RefHeading___Toc2547_3236038107"/>Smoke Pipes (<text:span text:style-name="T373">Dull </text:span><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3129654734" text:style-name="L13">
        <text:list-item>
          <text:p text:style-name="P336"><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36"><text:bookmark-start text:name="__RefHeading___Toc2553_3236038107"/>Prepare the endpoint service on the destination device. In this example: nc -l 192.168.178.15 4710 &gt; output.<text:bookmark-end text:name="__RefHeading___Toc2553_3236038107"/></text:p>
        </text:list-item>
        <text:list-item>
          <text:p text:style-name="P336"><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38"><text:bookmark-start text:name="__RefHeading___Toc2557_3236038107"/>Resume each file.<text:bookmark-end text:name="__RefHeading___Toc2557_3236038107"/></text:p>
        </text:list-item>
        <text:list-item>
          <text:p text:style-name="P340">The first file to be tagged is the first file to be transferred.</text:p>
        </text:list-item>
      </text:list>
      <text:p text:style-name="P150"><text:span text:style-name="T222">Using commands such as head and tail, it’s possible to partition the output file into separate files. Data may also be</text:span> pip<text:span text:style-name="T219">ed</text:span> <text:span text:style-name="T219">to </text:span>multiple endpoints.</text:p>
      <text:p text:style-name="P151"><text:span text:style-name="T226">A c</text:span>oncrete example follows.</text:p>
      <text:list xml:id="list3493433693" text:style-name="L14">
        <text:list-item>
          <text:p text:style-name="P342">In a console: “nc -k -l 192.168.178.15 4710 &gt; output”. <text:span text:style-name="T223">If necessary, disable the firewall or prepare specific firewall rules on the destination device.</text:span></text:p>
        </text:list-item>
        <text:list-item>
          <text:p text:style-name="P342">Define the non-TLS passthrough 192.168.178.15:4710 in Smoke’<text:span text:style-name="T224">s Settings activity.</text:span></text:p>
        </text:list-item>
        <text:list-item>
          <text:p text:style-name="P343">Prepare 3 image files for distribution in Smoke.</text:p>
        </text:list-item>
        <text:list-item>
          <text:p text:style-name="P343">Activate the Rewind &amp; Resume All Steams context-<text:span text:style-name="T223">menu option </text:span>in the Steam activity.</text:p>
        </text:list-item>
        <text:list-item>
          <text:p text:style-name="P344">Once the 3 files have been transferred, observe the file sizes of each Steam.</text:p>
        </text:list-item>
        <text:list-item>
          <text:p text:style-name="P344">In a console: “head -c <text:span text:style-name="T225">sizeof(file a)</text:span> output &gt; file1”.</text:p>
        </text:list-item>
        <text:list-item>
          <text:p text:style-name="P344">In a console: “sha256 file1”. The digest must match the digest provided by Smoke.</text:p>
        </text:list-item>
        <text:list-item>
          <text:p text:style-name="P344">In a console: “<text:span text:style-name="T225">tail -c “$((sizeof(file a) + sizeof(file b)))” output | head -c sizeof(file a) &gt; file2”.</text:span></text:p>
        </text:list-item>
        <text:list-item>
          <text:p text:style-name="P345">In a consol<text:span text:style-name="T226">e:</text:span> “sha256 file2”. The digest must match the digest provided by Smoke.</text:p>
        </text:list-item>
        <text:list-item>
          <text:p text:style-name="P346">In a console: “tail -c sizeof(file c) output &gt; file3”.</text:p>
        </text:list-item>
        <text:list-item>
          <text:p text:style-name="P346">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349"/>
      <text:h text:style-name="P289" text:outline-level="1"><text:bookmark-start text:name="__RefHeading___Toc3830_3858584476"/>Smoke Pipes (<text:span text:style-name="T373">Vivid </text:span><text:span text:style-name="T222">Simple Steams)</text:span><text:bookmark-end text:name="__RefHeading___Toc3830_3858584476"/></text:h>
      <text:p text:style-name="P351">Piping through Smoke allows for the <text:span text:style-name="T219">transfer</text:span> of data from Smoke devices to network-capable, non-Smoke devices. The process is as follows:</text:p>
      <text:list xml:id="list90953005029691" text:continue-list="list3129654734" text:style-name="L13">
        <text:list-item text:start-value="1">
          <text:p text:style-name="P337"><text:bookmark-start text:name="__RefHeading___Toc2551_32360381071"/>Define a passthrough network interface in <text:span text:style-name="T315">the </text:span>Settings <text:span text:style-name="T315">activity</text:span>. <text:span text:style-name="T373">E</text:span>nable TLS.<text:bookmark-end text:name="__RefHeading___Toc2551_32360381071"/></text:p>
        </text:list-item>
        <text:list-item>
          <text:p text:style-name="P337"><text:bookmark-start text:name="__RefHeading___Toc2553_32360381071"/>Prepare the endpoint service on the destination device. In this example: nc<text:span text:style-name="T374">at</text:span> -l 192.168.178.15 4710 --<text:span text:style-name="T374">ssl </text:span>&gt; output.<text:bookmark-end text:name="__RefHeading___Toc2553_32360381071"/></text:p>
        </text:list-item>
        <text:list-item>
          <text:p text:style-name="P337"><text:bookmark-start text:name="__RefHeading___Toc2555_32360381071"/>In the Steam activity, select a single file and specify the destination as Other (Non-Smoke). <text:span text:style-name="T222">Tag the file for transfer.</text:span> <text:span text:style-name="T222">Repeat as often as desired.</text:span><text:bookmark-end text:name="__RefHeading___Toc2555_32360381071"/></text:p>
        </text:list-item>
        <text:list-item>
          <text:p text:style-name="P339"><text:bookmark-start text:name="__RefHeading___Toc2557_32360381071"/>Resume each file.<text:bookmark-end text:name="__RefHeading___Toc2557_32360381071"/></text:p>
        </text:list-item>
        <text:list-item>
          <text:p text:style-name="P341">The first file to be tagged is the first file to be transferred.</text:p>
        </text:list-item>
      </text:list>
      <text:p text:style-name="P350"/>
      <text:h text:style-name="P290"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4"/>
      <text:h text:style-name="P291"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1182909383" text:style-name="L15">
        <text:list-item>
          <text:p text:style-name="P347">Generate an ephemeral public-key pair. A public-key pair is generated per file. Do not generate a public-key pair if one already exists or if private keys (4) have been recorded.</text:p>
        </text:list-item>
        <text:list-item>
          <text:p text:style-name="P347">Locally record the ephemeral public-key pair.</text:p>
        </text:list-item>
        <text:list-item>
          <text:p text:style-name="P347">Transfer <text:span text:style-name="T307">the </text:span>ephemeral public key to <text:span text:style-name="T293">the </text:span>destination participant <text:span text:style-name="T354">repeatedly until private keys are received.</text:span></text:p>
        </text:list-item>
        <text:list-item>
          <text:p text:style-name="P347">Destination receives <text:span text:style-name="T306">the </text:span>ephemeral public key and generates private keys. Do not generate private keys if private keys already exist.</text:p>
        </text:list-item>
        <text:list-item>
          <text:p text:style-name="P347">Locally record <text:span text:style-name="T308">the </text:span>private keys, unless <text:span text:style-name="T309">the </text:span>private keys exist.</text:p>
        </text:list-item>
        <text:list-item>
          <text:p text:style-name="P347">Destination encrypts <text:span text:style-name="T310">the </text:span>private keys via the ephemeral public key and submits the results to the source participant.</text:p>
        </text:list-item>
        <text:list-item>
          <text:p text:style-name="P347">Source participant receives <text:span text:style-name="T311">the </text:span>bundle and deciphers the private keys via the ephemeral private key.</text:p>
        </text:list-item>
        <text:list-item>
          <text:p text:style-name="P347">Source participant records <text:span text:style-name="T313">the </text:span>private keys (4).</text:p>
        </text:list-item>
        <text:list-item>
          <text:p text:style-name="P347">Source participant deletes <text:span text:style-name="T312">the </text:span>ephemeral public-key pair from the local SQLite database.</text:p>
        </text:list-item>
        <text:list-item>
          <text:p text:style-name="P347">Destination participant <text:span text:style-name="T314">the </text:span>deletes ephemeral public key after the first packet of the Steam is <text:span text:style-name="T295">recorded.</text:span></text:p>
        </text:list-item>
      </text:list>
      <text:p text:style-name="Text_20_body"/>
      <text:h text:style-name="P292" text:outline-level="1"><text:bookmark-start text:name="__RefHeading___Toc25427_1406614763"/>Steamrolling<text:bookmark-end text:name="__RefHeading___Toc25427_1406614763"/></text:h>
      <text:p text:style-name="P204"><text:span text:style-name="T362">Steamrolling is the process of </text:span><text:span text:style-name="T369">real-time </text:span><text:span text:style-name="T363">broadcasting </text:span><text:span text:style-name="T372">of </text:span><text:span text:style-name="T363">inbound Steams. Let’s review a </text:span><text:span text:style-name="T371">colorful </text:span><text:span text:style-name="T363">example.</text:span></text:p>
      <text:p text:style-name="P205">*---------------*</text:p>
      <text:p text:style-name="P205">| Participant A | <text:span text:style-name="T371">&lt;--------------------------------------</text:span></text:p>
      <text:p text:style-name="P205">*---------------* <text:s text:c="38"/><text:span text:style-name="T371">|</text:span></text:p>
      <text:p text:style-name="P205"><text:s text:c="7"/>| <text:s text:c="47"/><text:span text:style-name="T371">|</text:span></text:p>
      <text:p text:style-name="P205"><text:s text:c="7"/>| (Steam A) <text:s text:c="37"/><text:span text:style-name="T371">|</text:span></text:p>
      <text:p text:style-name="P205"><text:s text:c="7"/>V <text:s text:c="47"/><text:span text:style-name="T371">|</text:span></text:p>
      <text:p text:style-name="P205">*---------------* <text:s/><text:span text:style-name="T364">(Steam A)</text:span> <text:s/>*---------------* <text:s text:c="8"/><text:span text:style-name="T371">| (Steam A)</text:span></text:p>
      <text:p text:style-name="P205">| Participant B | ----------&gt; | Participant C | <text:s text:c="8"/><text:span text:style-name="T371">|</text:span></text:p>
      <text:p text:style-name="P205">*---------------* <text:s text:c="12"/>*---------------* <text:s text:c="8"/><text:span text:style-name="T371">|</text:span></text:p>
      <text:p text:style-name="P205"><text:s text:c="7"/>| <text:s text:c="47"/><text:span text:style-name="T371">|</text:span></text:p>
      <text:p text:style-name="P205"><text:s text:c="7"/>| (Steam A) <text:s text:c="37"/><text:span text:style-name="T371">|</text:span></text:p>
      <text:p text:style-name="P205"><text:s text:c="7"/>V <text:s text:c="47"/><text:span text:style-name="T371">|</text:span></text:p>
      <text:p text:style-name="P205">*---------------* <text:s text:c="38"/><text:span text:style-name="T371">|</text:span></text:p>
      <text:p text:style-name="P205">| Participant <text:span text:style-name="T364">D</text:span> | <text:s text:c="38"/><text:span text:style-name="T371">|</text:span></text:p>
      <text:p text:style-name="P205">*---------------* <text:s text:c="38"/><text:span text:style-name="T371">|</text:span></text:p>
      <text:p text:style-name="P206"><text:s text:c="7"/>| <text:s text:c="47"/><text:span text:style-name="T371">|</text:span></text:p>
      <text:p text:style-name="P206"><text:s text:c="7"/>| (Steam A) <text:s text:c="37"/><text:span text:style-name="T371">|</text:span></text:p>
      <text:p text:style-name="P206"><text:s text:c="7"/>V <text:s text:c="47"/><text:span text:style-name="T371">|</text:span></text:p>
      <text:p text:style-name="P206">*---------------* <text:s text:c="38"/><text:span text:style-name="T371">|</text:span></text:p>
      <text:p text:style-name="P206">| Participant <text:span text:style-name="T370">E</text:span> | ---------------------------------------</text:p>
      <text:p text:style-name="P206">*---------------*</text:p>
      <text:p text:style-name="P207"><text:span text:style-name="T365">Participants C, D, </text:span><text:span text:style-name="T367">and E </text:span><text:span text:style-name="T365">shall receive Steam A data as participant B receives and writes </text:span><text:span text:style-name="T366">Steam A data</text:span><text:span text:style-name="T365">. </text:span><text:span text:style-name="T366">If the stream of bytes between A and B is halted, the halting event will percolate throug</text:span><text:span text:style-name="T368">hout</text:span><text:span text:style-name="T366"> the network.</text:span></text:p>
      <text:p text:style-name="P84"/>
      <text:h text:style-name="P258"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3"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3"/>
      <text:h text:style-name="P294" text:outline-level="1"><text:bookmark-start text:name="__RefHeading__1732_663878714"/>Time<text:bookmark-end text:name="__RefHeading__1732_663878714"/></text:h>
      <text:p text:style-name="P134">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95"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96" text:outline-level="1"><text:bookmark-start text:name="__RefHeading___Toc785_736866454"/>Verifying Public-Key Ownership<text:bookmark-end text:name="__RefHeading___Toc785_736866454"/></text:h>
      <text:p text:style-name="P157"><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937700070" text:style-name="L16">
        <text:list-item>
          <text:p text:style-name="P348">Concatenate the <text:span text:style-name="T147">encoded forms of the </text:span>encryption and <text:span text:style-name="T147">the </text:span>signature public keys.</text:p>
        </text:list-item>
        <text:list-item>
          <text:p text:style-name="P348">Digitally sign the <text:span text:style-name="T147">concatenated product u</text:span>sing the private encryption key.</text:p>
        </text:list-item>
        <text:list-item>
          <text:p text:style-name="P348">Digitally sign the <text:span text:style-name="T147">concatenated product</text:span> using the private signature key.</text:p>
        </text:list-item>
        <text:list-item>
          <text:p text:style-name="P348">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7-04T09:09:51.262360855</dc:date>
    <meta:editing-duration>P13DT5H6M48S</meta:editing-duration>
    <meta:editing-cycles>1485</meta:editing-cycles>
    <meta:generator>LibreOffice/6.4.7.2$Linux_X86_64 LibreOffice_project/40$Build-2</meta:generator>
    <meta:print-date>2021-06-28T21:48:23.348264092</meta:print-date>
    <meta:document-statistic meta:table-count="0" meta:image-count="0" meta:object-count="0" meta:page-count="68" meta:paragraph-count="912" meta:word-count="6952" meta:character-count="46784" meta:non-whitespace-character-count="38382"/>
  </office:meta>
</office:document-meta>
</file>